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TableColumn7" style:family="table-column">
      <style:table-column-properties style:column-width="1.4756in"/>
    </style:style>
    <style:style style:name="TableColumn8" style:family="table-column">
      <style:table-column-properties style:column-width="1.4055in"/>
    </style:style>
    <style:style style:name="Table6" style:family="table">
      <style:table-properties style:width="2.8812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fo:language="en" fo:country="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language="en" fo:country="U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U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language="en" fo:country="U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US"/>
    </style:style>
    <style:style style:name="P49" style:parent-style-name="Normal" style:family="paragraph">
      <style:text-properties fo:language="en" fo:country="US"/>
    </style:style>
    <style:style style:name="P50" style:parent-style-name="Heading1"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Heading2"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Heading2"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Normal" style:family="paragraph">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P105" style:parent-style-name="Normal" style:family="paragraph">
      <style:text-properties fo:language="en" fo:country="US"/>
    </style:style>
    <style:style style:name="P106" style:parent-style-name="Heading2" style:family="paragraph">
      <style:text-properties fo:language="en" fo:country="US"/>
    </style:style>
    <style:style style:name="P107" style:parent-style-name="Normal" style:family="paragraph">
      <style:text-properties fo:language="en" fo:country="US"/>
    </style:style>
    <style:style style:name="P108" style:parent-style-name="Heading1" style:family="paragraph">
      <style:text-properties fo:language="en" fo:country="US"/>
    </style:style>
    <style:style style:name="P109" style:parent-style-name="Normal" style:family="paragraph">
      <style:text-properties fo:language="en" fo:country="US"/>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P117" style:parent-style-name="Normal" style:family="paragraph">
      <style:text-properties fo:language="en" fo:country="US"/>
    </style:style>
  </office:automatic-styles>
  <office:body>
    <office:text text:use-soft-page-breaks="true">
      <text:h text:style-name="P1" text:outline-level="1">Abstract</text:h>
      <text:p text:style-name="Normal">Placeholder</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h text:style-name="P5" text:outline-level="1">Abbreviations and Acronyms</text:h>
      <table:table table:style-name="Table6">
        <table:table-columns>
          <table:table-column table:style-name="TableColumn7"/>
          <table:table-column table:style-name="TableColumn8"/>
        </table:table-columns>
        <table:table-row table:style-name="TableRow9">
          <table:table-cell table:style-name="TableCell10">
            <text:p text:style-name="P11">Abbreviation Or Acronym</text:p>
          </table:table-cell>
          <table:table-cell table:style-name="TableCell12">
            <text:p text:style-name="P13">Term</text:p>
          </table:table-cell>
        </table:table-row>
        <table:table-row table:style-name="TableRow14">
          <table:table-cell table:style-name="TableCell15">
            <text:p text:style-name="P16">NLP</text:p>
          </table:table-cell>
          <table:table-cell table:style-name="TableCell17">
            <text:p text:style-name="P18">Natural Language Processing</text:p>
          </table:table-cell>
        </table:table-row>
        <table:table-row table:style-name="TableRow19">
          <table:table-cell table:style-name="TableCell20">
            <text:p text:style-name="P21">GPT</text:p>
          </table:table-cell>
          <table:table-cell table:style-name="TableCell22">
            <text:p text:style-name="P23">General Purpose Transformer</text:p>
          </table:table-cell>
        </table:table-row>
        <table:table-row table:style-name="TableRow24">
          <table:table-cell table:style-name="TableCell25">
            <text:p text:style-name="P26">LLM</text:p>
          </table:table-cell>
          <table:table-cell table:style-name="TableCell27">
            <text:p text:style-name="P28">Large Language Model</text:p>
          </table:table-cell>
        </table:table-row>
        <table:table-row table:style-name="TableRow29">
          <table:table-cell table:style-name="TableCell30">
            <text:p text:style-name="P31">NER</text:p>
          </table:table-cell>
          <table:table-cell table:style-name="TableCell32">
            <text:p text:style-name="P33">Named Entity<text:s/>Recognition</text:p>
          </table:table-cell>
        </table:table-row>
        <table:table-row table:style-name="TableRow34">
          <table:table-cell table:style-name="TableCell35">
            <text:p text:style-name="P36">RE<text:s/></text:p>
          </table:table-cell>
          <table:table-cell table:style-name="TableCell37">
            <text:p text:style-name="P38">Relation Extraction</text:p>
          </table:table-cell>
        </table:table-row>
        <table:table-row table:style-name="TableRow39">
          <table:table-cell table:style-name="TableCell40">
            <text:p text:style-name="P41">IE<text:s/></text:p>
          </table:table-cell>
          <table:table-cell table:style-name="TableCell42">
            <text:p text:style-name="P43">Information Extraction</text:p>
          </table:table-cell>
        </table:table-row>
        <table:table-row table:style-name="TableRow44">
          <table:table-cell table:style-name="TableCell45">
            <text:p text:style-name="P46">ML<text:s/></text:p>
          </table:table-cell>
          <table:table-cell table:style-name="TableCell47">
            <text:p text:style-name="P48">Machine Learning</text:p>
          </table:table-cell>
        </table:table-row>
      </table:table>
      <text:p text:style-name="P49"/>
      <text:h text:style-name="P50" text:outline-level="1">Natural Language Processing Domains</text:h>
      <text:p text:style-name="Normal"><text:span text:style-name="T51">A common way of<text:s/></text:span><text:span text:style-name="T52">categorizing</text:span><text:span text:style-name="T53"><text:s/></text:span><text:span text:style-name="T54">Natural</text:span><text:span text:style-name="T55"><text:s/></text:span><text:span text:style-name="T56">Language</text:span><text:span text:style-name="T57"><text:s/></text:span><text:span text:style-name="T58">P</text:span><text:span text:style-name="T59">rocessing techniques is into<text:s/></text:span><text:span text:style-name="T60">Understanding and Generation problems<text:s/></text:span><text:span text:style-name="T61">(Khurana, et al., 2022)</text:span><text:span text:style-name="T62">.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3">With the<text:s/></text:span><text:span text:style-name="T64">advent</text:span><text:span text:style-name="T65"><text:s/>of L</text:span><text:span text:style-name="T66">LM’s there have been substantial advances on the generation<text:s/></text:span><text:span text:style-name="T67">side of this divide, with these models successfully generating novel text in response to prompts. While there as also been success in using these models for<text:s/></text:span><text:span text:style-name="T68">classification tasks, it does also require time consuming fine-tuning work<text:s/></text:span><text:span text:style-name="T69">(Chae &amp; Davidson, 2023)</text:span><text:span text:style-name="T70">, and presents difficulties in terms of proprietary data or data protection.</text:span></text:p>
      <text:p text:style-name="P71">Therefore there remains a need for more traditional Understanding techniques.</text:p>
      <text:h text:style-name="P72" text:outline-level="2">Entity Relationship<text:s/>Extraction</text:h>
      <text:p text:style-name="Normal"><text:span text:style-name="T73">Entity Relationship Extraction describes a number of processes and techniques designed to extract and determine the semantic relationship between two specific entities or features of a sentence<text:s/></text:span><text:span text:style-name="T74">(Qin, et al., 2021)</text:span><text:span text:style-name="T75">. This represents a<text:s/></text:span><text:span text:style-name="T76">particularly</text:span><text:span text:style-name="T77"><text:s/>challenging area of Information Extraction</text:span><text:span text:style-name="T78"><text:s/>(IE)</text:span><text:span text:style-name="T79"><text:s/>due to the fact that the semantics that link different entities within a sentence can be expressed in a large<text:s/></text:span><text:span text:style-name="T80">variety</text:span><text:span text:style-name="T81"><text:s/>of ways, and a single sentence can contain a number<text:s/></text:span><text:span text:style-name="T82">of these relationships within it.</text:span></text:p>
      <text:p text:style-name="P83">Due to how common approaches to how to conduct information extraction <text:s/>on documents preprocess information to facilitate them being ingested into a model, it is very easy to lose important semantic<text:s/><text:soft-page-break/>information within<text:s/>sentences that greatly impedes the ability to perform Relational Extraction (RE).</text:p>
      <text:p text:style-name="Normal"><text:span text:style-name="T84">RE is particularly important in the context of NLP both due to its capacity to support other NLP applications, such a question answering,<text:s/></text:span><text:span text:style-name="T85">NLP understanding and knowledge graph construction. It also on its own, can prove a valuable tool for helping search large document databases, with practical applications such as compliance in the financial sector seeming particularly promising<text:s/></text:span><text:span text:style-name="T86">(Jabbari, et al., 2020)</text:span><text:span text:style-name="T87">.</text:span></text:p>
      <text:p text:style-name="Normal"><text:span text:style-name="T88">Named Entity Recognition (NER) is a commonly used task of RE, where specific named entities are encoded so they can be identified and the relationship between those entities and other features can easily be identified.<text:s/></text:span><text:span text:style-name="T89"><text:s/></text:span><text:span text:style-name="T90">Typically, NER and RE tasks were preformed by the same model,<text:s/></text:span><text:span text:style-name="T91">though more recent research shows that there are benefits to simply pipelining these two tasks, preforming NER then RE tasks sequentially, improving the overall accuracy of the models<text:s/></text:span><text:span text:style-name="T92">(Zhong &amp; Chen, 2021)</text:span><text:span text:style-name="T93">.</text:span></text:p>
      <text:p text:style-name="P94">RE and NER both can prove exceptionally useful in generating features to embed into further NLP models, giving more depth to those tasks.</text:p>
      <text:h text:style-name="P95" text:outline-level="2">Text Mining</text:h>
      <text:p text:style-name="Normal"><text:span text:style-name="T96">Text Mining Describes a wide range of techniques and methods for extracting “</text:span><text:span text:style-name="T97">information and patterns that are implicit, previously unknown, and potentially valuable in an automatic or semi-automatic manner from immense unstructured textual data</text:span><text:span text:style-name="T98">”,<text:s/></text:span><text:span text:style-name="T99">(Hossein , et al., 2024)</text:span><text:span text:style-name="T100">. There are broadly two forms of text-mining that are in use today, supervised and unsupervised.<text:s/></text:span></text:p>
      <text:p text:style-name="P101">Supervised<text:s/>approaches are used when there is an existing set of observed data that can be used to train a model for classification and prediction tasks, allowing for very large amounts of data to be<text:s/>ingested and mined by the model. By contrast,<text:s/>unsupervised<text:s/>models ingest data use the features of the data to try and extract information from them.<text:s/></text:p>
      <text:p text:style-name="Normal"><text:span text:style-name="T102">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03">(Yu , et al., 2008)</text:span><text:span text:style-name="T104">.</text:span></text:p>
      <text:p text:style-name="P105">Typically, depending on the task in question, certain additional features are used to enhance the output of the mining process. These can include features such as what folder a email was placed into either by hand or with rules, to provided further context about how information is treated<text:s/></text:p>
      <text:h text:style-name="P106" text:outline-level="2">Classification</text:h>
      <text:p text:style-name="P107">Placehodler</text:p>
      <text:h text:style-name="P108" text:outline-level="1">Big Data Approaches</text:h>
      <text:p text:style-name="P109"/>
      <text:h text:style-name="Heading1" text:outline-level="1">References</text:h>
      <text:p text:style-name="Bibliography">Chae, Y. &amp; Davidson, T., 2023.<text:s/><text:span text:style-name="T110">LARGE LANGUAGE MODELS FOR TEXT CLASSIFICATION: FROM ZERO-SHOT LEARNING TO FINE-TUNING.<text:s/></text:span>s.l.:s.n.</text:p>
      <text:p text:style-name="Bibliography">Hossein , H. et al., 2024. Text Mining in Big Data Analytics.<text:s/><text:span text:style-name="T111">Big Data And Cognitive Computing,<text:s/></text:span>4(1)( Knowledge Modelling and Learning through Cognitive Networks), p. 1.</text:p>
      <text:soft-page-break/>
      <text:p text:style-name="Bibliography">Jabbari, A., Sauvage, O., Zeine, H. &amp; Chergui, H., 2020.<text:s/><text:span text:style-name="T112">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113">Multimedia Tools and Applications,<text:s/></text:span>Volume Volume 82, pp. 3713-3744.</text:p>
      <text:p text:style-name="Bibliography">Qin, Y. et al., 2021. Entity Relation Extraction Based on Entity Indicators.<text:s/><text:span text:style-name="T114">Symmetry,<text:s/></text:span>Issue 13(4), p. 539.</text:p>
      <text:p text:style-name="Bibliography">Yu , B., Kaufmann, S. &amp; Diermeier, D., 2008. Classifying Party Affiliation from Political Speech.<text:s/><text:span text:style-name="T115">Journal of Information Technology &amp; Politics,<text:s/></text:span>5(1), pp. 33-48.</text:p>
      <text:p text:style-name="Bibliography">Zhong, Z. &amp; Chen, D., 2021.<text:s/><text:span text:style-name="T116">A Frustratingly Easy Approach for Entity and Relation Extraction.<text:s/></text:span>Online, Association for Computational Linguistics.</text:p>
      <text:p text:style-name="Normal"/>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6T21:09:00Z</dc:date>
    <meta:template xlink:href="Normal" xlink:type="simple"/>
    <meta:editing-cycles>3</meta:editing-cycles>
    <meta:editing-duration>PT0S</meta:editing-duration>
    <meta:document-statistic meta:page-count="3" meta:paragraph-count="13" meta:word-count="1044" meta:character-count="6984" meta:row-count="49" meta:non-whitespace-character-count="5953"/>
  </office:meta>
</office:document-meta>
</file>